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09cm" style:rel-column-width="3690*"/>
    </style:style>
    <style:style style:name="Tableau1.B" style:family="table-column">
      <style:table-column-properties style:column-width="1.984cm" style:rel-column-width="1125*"/>
    </style:style>
    <style:style style:name="Tableau1.C" style:family="table-column">
      <style:table-column-properties style:column-width="1.72cm" style:rel-column-width="975*"/>
    </style:style>
    <style:style style:name="Tableau1.D" style:family="table-column">
      <style:table-column-properties style:column-width="2.09cm" style:rel-column-width="1185*"/>
    </style:style>
    <style:style style:name="Tableau1.E" style:family="table-column">
      <style:table-column-properties style:column-width="2.302cm" style:rel-column-width="1305*"/>
    </style:style>
    <style:style style:name="Tableau1.F" style:family="table-column">
      <style:table-column-properties style:column-width="2.196cm" style:rel-column-width="1245*"/>
    </style:style>
    <style:style style:name="Tableau1.G" style:family="table-column">
      <style:table-column-properties style:column-width="2.2cm" style:rel-column-width="1247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er">
      <style:text-properties officeooo:paragraph-rsid="02acca41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893ae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7" style:family="paragraph" style:parent-style-name="Text_20_body">
      <style:text-properties officeooo:paragraph-rsid="0182aac9"/>
    </style:style>
    <style:style style:name="P8" style:family="paragraph" style:parent-style-name="Text_20_body">
      <style:text-properties officeooo:paragraph-rsid="01a4d5e9"/>
    </style:style>
    <style:style style:name="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0" style:family="paragraph" style:parent-style-name="Standard">
      <style:paragraph-properties fo:text-align="start" style:justify-single-word="false" style:shadow="none">
        <style:tab-stops>
          <style:tab-stop style:position="3.995cm"/>
        </style:tab-stops>
      </style:paragraph-properties>
      <style:text-properties fo:font-size="6pt" officeooo:rsid="0246551f" officeooo:paragraph-rsid="028ec442" style:font-size-asian="5.25pt" style:font-size-complex="6pt"/>
    </style:style>
    <style:style style:name="P11" style:family="paragraph" style:parent-style-name="Text_20_body">
      <style:paragraph-properties fo:text-align="start" style:justify-single-word="false"/>
      <style:text-properties fo:font-size="9pt" officeooo:rsid="02ad9cab" officeooo:paragraph-rsid="02ad9cab" style:font-size-asian="9pt" style:font-size-complex="9pt"/>
    </style:style>
    <style:style style:name="P12" style:family="paragraph" style:parent-style-name="Text_20_body">
      <style:text-properties officeooo:paragraph-rsid="02539f76"/>
    </style:style>
    <style:style style:name="P13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d9cab" officeooo:paragraph-rsid="02ad9ca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b58b2b" officeooo:paragraph-rsid="02b58b2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2a47d55"/>
    </style:style>
    <style:style style:name="P19" style:family="paragraph" style:parent-style-name="Table_20_Contents">
      <style:paragraph-properties fo:text-align="end" style:justify-single-word="false"/>
      <style:text-properties officeooo:paragraph-rsid="02a47d55"/>
    </style:style>
    <style:style style:name="P20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855f40"/>
    </style:style>
    <style:style style:name="T8" style:family="text">
      <style:text-properties officeooo:rsid="02a1a675"/>
    </style:style>
    <style:style style:name="T9" style:family="text">
      <style:text-properties officeooo:rsid="02a2f514"/>
    </style:style>
    <style:style style:name="T10" style:family="text">
      <style:text-properties officeooo:rsid="02ad9cab"/>
    </style:style>
    <style:style style:name="T11" style:family="text">
      <style:text-properties officeooo:rsid="02b8525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6"><text:a xlink:type="simple" xlink:href="py3o://with=%22lang=user.partner_id.lang%20or%20'en_US'%22" text:style-name="Internet_20_link" text:visited-style-name="Visited_20_Internet_20_Link"><text:span text:style-name="T7">with="lang=user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6"><text:a xlink:type="simple" xlink:href="py3o://function=%22setLang(lang)%22" text:style-name="Internet_20_link" text:visited-style-name="Visited_20_Internet_20_Link"><text:span text:style-name="T3">function="setLang(lang)"</text:span></text:a></text:p>
      <text:h text:style-name="P20" text:outline-level="2"><text:span text:style-name="T10">Avertissements </text:span><text:span text:style-name="T10"><text:user-field-get text:name="py3o.o.season_id.name">Season Name</text:user-field-get></text:span></text:h>
      <text:p text:style-name="P11"><text:span text:style-name="T1">Date : </text:span><text:span text:style-name="T1"><text:text-input text:description="py3o://function=&quot;formatLang(time.strftime('%Y-%m-%d %H:%M:%S'), date_time=True)&quot;">[today_date_and_time]</text:text-input>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4">Oléiculteur</text:p>
          </table:table-cell>
          <table:table-cell table:style-name="Tableau1.A1" office:value-type="string">
            <text:p text:style-name="P15">Qté apportées</text:p>
          </table:table-cell>
          <table:table-cell table:style-name="Tableau1.A1" office:value-type="string">
            <text:p text:style-name="P15">Qté triturées</text:p>
          </table:table-cell>
          <table:table-cell table:style-name="Tableau1.A1" office:value-type="string">
            <text:p text:style-name="P14">Fiche de culture manquante</text:p>
          </table:table-cell>
          <table:table-cell table:style-name="Tableau1.A1" office:value-type="string">
            <text:p text:style-name="P14">Fiche parcellaire incomplète</text:p>
          </table:table-cell>
          <table:table-cell table:style-name="Tableau1.A1" office:value-type="string">
            <text:p text:style-name="P14">Certif. BIO manquante</text:p>
          </table:table-cell>
          <table:table-cell table:style-name="Tableau1.G1" office:value-type="string">
            <text:p text:style-name="P14">Facturation à faire</text:p>
          </table:table-cell>
        </table:table-row>
        <table:table-row>
          <table:table-cell table:style-name="Tableau1.A3" office:value-type="string">
            <text:p text:style-name="P2"><text:a xlink:type="simple" xlink:href="py3o://for=%22p%20in%20o.report_get_lines()%22" text:style-name="Internet_20_link" text:visited-style-name="Visited_20_Internet_20_Link"><text:span text:style-name="T10">for="p in o.report_get_lines()"</text:span></text:a>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E2" office:value-type="string">
            <text:p text:style-name="P2"/>
          </table:table-cell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2"><text:text-input text:description="py3o://function=&quot;p.get('name')&quot;">[p.get('name')]</text:text-input></text:p>
          </table:table-cell>
          <table:table-cell table:style-name="Tableau1.B3" office:value-type="string">
            <text:p text:style-name="P19"><text:text-input text:description="py3o://function=&quot;formatLang(p.get('olive_qty'), digits=0) + ' kg'&quot;">[p.get('olive_qty')]</text:text-input></text:p>
          </table:table-cell>
          <table:table-cell table:style-name="Tableau1.C3" office:value-type="string">
            <text:p text:style-name="P19"><text:text-input text:description="py3o://function=&quot;formatLang(p.get('olive_qty_triturated'), digits=0) + ' kg'&quot;">[p.get('olive_qty_triturated')]</text:text-input></text:p>
          </table:table-cell>
          <table:table-cell table:style-name="Tableau1.D3" office:value-type="string">
            <text:p text:style-name="P18"><text:text-input text:description="py3o://function=&quot;p.get('cultivation_form')&quot;">[p.get('cultivation_form')]</text:text-input></text:p>
          </table:table-cell>
          <table:table-cell table:style-name="Tableau1.E3" office:value-type="string">
            <text:p text:style-name="P17"><text:text-input text:description="py3o://function=&quot;p.get('parcel')&quot;">[p.get('parcel')]</text:text-input></text:p>
          </table:table-cell>
          <table:table-cell table:style-name="Tableau1.F3" office:value-type="string">
            <text:p text:style-name="P17"><text:text-input text:description="py3o://function=&quot;p.get('organic_certif')&quot;">[p.get('organic_certif')]</text:text-input></text:p>
          </table:table-cell>
          <table:table-cell table:style-name="Tableau1.G3" office:value-type="string">
            <text:p text:style-name="P17"><text:text-input text:description="py3o://function=&quot;p.get('invoicing')&quot;">[p.get('invoicing')]</text:text-input></text:p>
          </table:table-cell>
        </table:table-row>
        <table:table-row>
          <table:table-cell table:style-name="Tableau1.A4" office:value-type="string">
            <text:p text:style-name="P2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4" office:value-type="string">
            <text:p text:style-name="P2"/>
          </table:table-cell>
          <table:table-cell table:style-name="Tableau1.F4" office:value-type="string">
            <text:p text:style-name="P2"/>
          </table:table-cell>
          <table:table-cell table:style-name="Tableau1.G4" office:value-type="string">
            <text:p text:style-name="P2"/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6">/with</text:span></text:a></text:p>
      <text:p text:style-name="P12"><text:a xlink:type="simple" xlink:href="py3o:///with" text:style-name="Internet_20_link" text:visited-style-name="Visited_20_Internet_20_Link"><text:span text:style-name="T6">/with</text:span></text:a></text:p>
      <text:p text:style-name="P13"/>
      <text:p text:style-name="P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acca4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3T10:09:46.694365665</dc:date>
    <meta:editing-duration>P1DT7H39M21S</meta:editing-duration>
    <meta:editing-cycles>676</meta:editing-cycles>
    <meta:generator>LibreOffice/6.0.7.3$Linux_X86_64 LibreOffice_project/00m0$Build-3</meta:generator>
    <meta:document-statistic meta:table-count="2" meta:image-count="0" meta:object-count="0" meta:page-count="2" meta:paragraph-count="28" meta:word-count="69" meta:character-count="580" meta:non-whitespace-character-count="556"/>
  </office:meta>
</office:document-meta>
</file>